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/>
    <style:font-face style:name="Nimbus Sans L" svg:font-family="'Nimbus Sans L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">
      <style:paragraph-properties fo:margin-top="0cm" fo:margin-bottom="0.238cm" style:contextual-spacing="false" style:line-height-at-least="0.476cm" fo:orphans="0" fo:widows="0" fo:hyphenation-ladder-count="no-limit">
        <style:tab-stops>
          <style:tab-stop style:position="5.122cm"/>
          <style:tab-stop style:position="6.001cm"/>
        </style:tab-stops>
      </style:paragraph-properties>
      <style:text-properties officeooo:paragraph-rsid="0015f39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List">
      <style:paragraph-properties fo:margin-top="0cm" fo:margin-bottom="0.238cm" style:contextual-spacing="false" style:line-height-at-least="0.476cm" fo:orphans="0" fo:widows="0" fo:hyphenation-ladder-count="no-limit">
        <style:tab-stops>
          <style:tab-stop style:position="5.122cm"/>
          <style:tab-stop style:position="6.001cm"/>
        </style:tab-stops>
      </style:paragraph-properties>
      <style:text-properties style:font-name="Helvetica1" fo:font-size="10pt" officeooo:rsid="0015f39a" officeooo:paragraph-rsid="0015f39a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List">
      <style:paragraph-properties fo:margin-top="0cm" fo:margin-bottom="0.238cm" style:contextual-spacing="false" style:line-height-at-least="0.476cm" fo:orphans="0" fo:widows="0" fo:hyphenation-ladder-count="no-limit">
        <style:tab-stops>
          <style:tab-stop style:position="5.122cm"/>
          <style:tab-stop style:position="6.001cm"/>
        </style:tab-stops>
      </style:paragraph-properties>
      <style:text-properties style:font-name="Helvetica1" fo:font-size="10pt" fo:font-weight="bold" officeooo:rsid="0015f39a" officeooo:paragraph-rsid="0015f39a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text-properties officeooo:rsid="0015f39a" officeooo:paragraph-rsid="0015f39a"/>
    </style:style>
    <style:style style:name="P5" style:family="paragraph" style:parent-style-name="Standard">
      <style:paragraph-properties fo:margin-left="0cm" fo:margin-right="0.75cm" fo:margin-top="0cm" fo:margin-bottom="0cm" style:contextual-spacing="false" fo:text-indent="0cm" style:auto-text-indent="false"/>
      <style:text-properties style:font-name="Helvetica1" fo:font-size="10pt" officeooo:paragraph-rsid="0015f39a" style:font-size-asian="10pt" style:font-size-complex="10pt"/>
    </style:style>
    <style:style style:name="P6" style:family="paragraph" style:parent-style-name="Standard">
      <style:paragraph-properties fo:margin-left="0cm" fo:margin-right="0.75cm" fo:margin-top="0cm" fo:margin-bottom="0cm" style:contextual-spacing="false" fo:text-indent="0cm" style:auto-text-indent="false"/>
      <style:text-properties officeooo:paragraph-rsid="0015f39a"/>
    </style:style>
    <style:style style:name="P7" style:family="paragraph" style:parent-style-name="Standard">
      <style:text-properties fo:font-weight="bold" officeooo:rsid="0015f39a" officeooo:paragraph-rsid="0015f39a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5f39a"/>
    </style:style>
    <style:style style:name="T2" style:family="text">
      <style:text-properties style:font-name="Helvetica1" fo:font-size="10pt" style:font-size-asian="10pt" style:font-size-complex="10pt"/>
    </style:style>
    <style:style style:name="T3" style:family="text">
      <style:text-properties style:font-name="Helvetica1" fo:font-size="10pt" officeooo:rsid="0015f39a" style:font-size-asian="10pt" style:font-size-complex="10pt"/>
    </style:style>
    <style:style style:name="T4" style:family="text">
      <style:text-properties style:font-name-complex="Arial"/>
    </style:style>
    <style:style style:name="T5" style:family="text">
      <style:text-properties officeooo:rsid="0015f39a" style:font-name-complex="Arial"/>
    </style:style>
    <style:style style:name="T6" style:family="text">
      <style:text-properties style:font-name="Helvetica" fo:font-size="10pt" fo:language="de" fo:country="CH" style:font-size-asian="10pt" style:font-size-complex="10pt"/>
    </style:style>
    <style:style style:name="T7" style:family="text">
      <style:text-properties style:font-name="Helvetica" fo:font-size="10pt" fo:language="de" fo:country="CH" officeooo:rsid="0015f39a" style:font-size-asian="10pt" style:font-size-complex="10pt"/>
    </style:style>
    <style:style style:name="T8" style:family="text">
      <style:text-properties style:font-name="Helvetica" fo:font-size="10pt" fo:language="de" fo:country="CH" fo:font-weight="bold" officeooo:rsid="0015f39a" style:font-size-asian="10pt" style:font-weight-asian="bold" style:font-size-complex="10pt" style:font-weight-complex="bold"/>
    </style:style>
    <style:style style:name="T9" style:family="text">
      <style:text-properties style:font-name="Helvetica" fo:font-size="10pt" fo:language="de" fo:country="CH" fo:font-weight="bold" officeooo:rsid="0073b1ca" style:font-size-asian="10pt" style:font-weight-asian="bold" style:font-name-complex="Arial" style:font-size-complex="10.5pt" style:font-weight-complex="bold"/>
    </style:style>
    <style:style style:name="T10" style:family="text">
      <style:text-properties style:font-name="Helvetica" fo:font-size="10pt" fo:language="de" fo:country="CH" fo:font-weight="normal" officeooo:rsid="0073b1ca" style:font-size-asian="10pt" style:font-weight-asian="normal" style:font-name-complex="Arial" style:font-size-complex="10.5pt" style:font-weight-complex="normal"/>
    </style:style>
    <style:style style:name="T11" style:family="text">
      <style:text-properties style:font-name="Helvetica" fo:font-size="10pt" fo:language="de" fo:country="CH" fo:font-weight="normal" officeooo:rsid="0037210a" style:font-size-asian="10pt" style:font-weight-asian="normal" style:font-name-complex="Arial" style:font-size-complex="10.5pt" style:font-weight-complex="normal"/>
    </style:style>
    <style:style style:name="T12" style:family="text">
      <style:text-properties style:font-name="Helvetica" fo:font-size="10pt" fo:language="de" fo:country="CH" fo:font-weight="normal" officeooo:rsid="0015f39a" style:font-size-asian="10pt" style:font-weight-asian="normal" style:font-name-complex="Arial" style:font-size-complex="10.5pt" style:font-weight-complex="normal"/>
    </style:style>
    <style:style style:name="T13" style:family="text">
      <style:text-properties style:font-name="Helvetica1" fo:font-size="10pt" style:font-size-asian="10pt" style:font-size-complex="10pt"/>
    </style:style>
    <style:style style:name="T14" style:family="text">
      <style:text-properties style:font-name="Helvetica1" fo:font-size="10pt" officeooo:rsid="0015f39a" style:font-size-asian="10pt" style:font-size-complex="10pt"/>
    </style:style>
    <style:style style:name="T15" style:family="text">
      <style:text-properties style:font-name="Helvetica1" style:font-name-complex="Arial"/>
    </style:style>
    <style:style style:name="T16" style:family="text">
      <style:text-properties style:font-name="Helvetica1" officeooo:rsid="0015f39a" style:font-name-complex="Arial"/>
    </style:style>
    <style:style style:name="T17" style:family="text">
      <style:text-properties style:font-name="Helvetica1" officeooo:rsid="00184a02" style:font-name-complex="Arial"/>
    </style:style>
    <style:style style:name="T18" style:family="text">
      <style:text-properties fo:font-weight="bold" officeooo:rsid="0015f39a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plate-Test</text:p>
      <text:p text:style-name="P4"/>
      <text:p text:style-name="P7">General:</text:p>
      <text:p text:style-name="P6"><text:span text:style-name="T3">&lt;organisation&gt;: </text:span><text:span text:style-name="T2"><text:conditional-text text:condition="ooow:True" text:string-value-if-true="organisation" text:string-value-if-false="">organisation</text:conditional-text></text:span><text:span text:style-name="T2"><office:annotation loext:resolved="false"><dc:creator>Marco Steinacher</dc:creator><dc:date>2022-11-04T14:18:38.108864995</dc:date><meta:creator-initials>MST</meta:creator-initials><text:p text:style-name="P8"><text:span text:style-name="T19">do text if organisation</text:span></text:p></office:annotation></text:span></text:p>
      <text:p text:style-name="P6"><text:span text:style-name="T3">&lt;adr-line1&gt;: </text:span><text:span text:style-name="T2"><text:conditional-text text:condition="ooow:True" text:string-value-if-true="vorname" text:string-value-if-false="">vorname</text:conditional-text></text:span><text:span text:style-name="T2"><text:s/></text:span><text:span text:style-name="T2"><text:conditional-text text:condition="ooow:True" text:string-value-if-true="name" text:string-value-if-false="">name</text:conditional-text></text:span></text:p>
      <text:p text:style-name="P5"><text:span text:style-name="T1">&lt;adr-line2&gt;: </text:span><text:conditional-text text:condition="ooow:True" text:string-value-if-true="strasse" text:string-value-if-false="">strasse</text:conditional-text></text:p>
      <text:p text:style-name="P5">&lt;<text:span text:style-name="T1">adr-line3&gt;: </text:span><text:conditional-text text:condition="ooow:True" text:string-value-if-true="wohnort" text:string-value-if-false="">wohnort</text:conditional-text></text:p>
      <text:p text:style-name="P5">&lt;<text:span text:style-name="T1">anrede&gt;: </text:span><text:span text:style-name="T1"><text:conditional-text text:condition="ooow:True" text:string-value-if-true="anrede" text:string-value-if-false="">anrede</text:conditional-text></text:span></text:p>
      <text:p text:style-name="P5"/>
      <text:p text:style-name="P5"><text:span text:style-name="T18">Share context:</text:span></text:p>
      <text:p text:style-name="P5"><text:span text:style-name="T15"><office:annotation loext:resolved="false"><dc:creator>Marco Steinacher</dc:creator><dc:date>2024-09-27T15:21:17.244489953</dc:date><meta:creator-initials>MST</meta:creator-initials><text:p text:style-name="P9"><text:span text:style-name="T20">do text if share_count</text:span></text:p></office:annotation></text:span><text:span text:style-name="T15">&lt;</text:span><text:span text:style-name="T17">share_count</text:span><text:span text:style-name="T16">&gt;: </text:span><text:span text:style-name="T15"><text:conditional-text text:condition="ooow:True" text:string-value-if-true="share_count" text:string-value-if-false="">share_count</text:conditional-text></text:span></text:p>
      <text:p text:style-name="P2"/>
      <text:p text:style-name="P3">Billing context:</text:p>
      <text:p text:style-name="P1"><text:span text:style-name="T2">&lt;</text:span><text:span text:style-name="T3">jahr&gt;: </text:span><text:span text:style-name="T3"><text:conditional-text text:condition="ooow:True" text:string-value-if-true="jahr" text:string-value-if-false="">jahr</text:conditional-text></text:span><text:span text:style-name="T3"><text:line-break/>&lt;member_bill_text&gt;: </text:span><text:span text:style-name="T6"><text:conditional-text text:condition="ooow:True" text:string-value-if-true="bill_text" text:string-value-if-false="">bill_text</text:conditional-text></text:span><text:span text:style-name="T6"><text:line-break/>&lt;</text:span><text:span text:style-name="T7">member_bill_amount&gt;: </text:span><text:span text:style-name="T6"><text:conditional-text text:condition="ooow:True" text:string-value-if-true="bill_amount" text:string-value-if-false="">bill_amount</text:conditional-text></text:span></text:p>
      <text:p text:style-name="P1"><text:span text:style-name="T8">Statement (not complete):</text:span><text:span text:style-name="T6"><text:line-break/>&lt;</text:span><text:span text:style-name="T7">betreff&gt;: </text:span><text:span text:style-name="T10"><text:conditional-text text:condition="ooow:true" text:string-value-if-true="betreff" text:string-value-if-false="">betreff</text:conditional-text></text:span><text:span text:style-name="T10"><text:line-break/>&lt;</text:span><text:span text:style-name="T12">enddate&gt;: </text:span><text:span text:style-name="T11"><text:conditional-text text:condition="ooow:true" text:string-value-if-true="enddate" text:string-value-if-false="">enddate</text:conditional-text></text:span><text:span text:style-name="T11"><text:line-break/>&lt;</text:span><text:span text:style-name="T12">n_shares&gt;: </text:span><text:span text:style-name="T10"><text:conditional-text text:condition="ooow:true" text:string-value-if-true="n_shares" text:string-value-if-false="">n_shares</text:conditional-text></text:span><text:span text:style-name="T10"><text:line-break/>&lt;</text:span><text:span text:style-name="T12">s_shares&gt;: </text:span><text:span text:style-name="T10"><text:conditional-text text:condition="ooow:true" text:string-value-if-true="s_shares" text:string-value-if-false="">s_shares</text:conditional-text></text:span><text:span text:style-name="T10"><text:line-break/></text:span><text:span text:style-name="T6"><text:line-break/>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/>
    <style:font-face style:name="Nimbus Sans L" svg:font-family="'Nimbus Sans L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Sans L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Sans L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Steinacher</meta:initial-creator>
    <meta:creation-date>2024-09-27T15:15:38.035284670</meta:creation-date>
    <dc:date>2024-09-27T19:03:05.429445442</dc:date>
    <dc:creator>Marco Steinacher</dc:creator>
    <meta:editing-duration>PT3H47M2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36" meta:character-count="385" meta:non-whitespace-character-count="359"/>
  </office:meta>
</office:document-meta>
</file>